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9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row table:style-name="ro1">
          <table:table-cell/>
          <table:table-cell office:value-type="string">
            <text:p>Size</text:p>
          </table:table-cell>
          <table:table-cell office:value-type="string">
            <text:p>Quantity</text:p>
          </table:table-cell>
          <table:table-cell table:number-columns-repeated="2"/>
          <table:table-cell office:value-type="string">
            <text:p>Supplier</text:p>
          </table:table-cell>
          <table:table-cell table:number-columns-repeated="2"/>
        </table:table-row>
        <table:table-row table:style-name="ro1">
          <table:table-cell table:style-name="ce1" office:value-type="string">
            <text:p>Hardware</text:p>
          </table:table-cell>
          <table:table-cell table:number-columns-repeated="7"/>
        </table:table-row>
        <table:table-row table:style-name="ro2">
          <table:table-cell office:value-type="string">
            <text:p>Smooth Rods</text:p>
          </table:table-cell>
          <table:table-cell office:value-type="string">
            <text:p>8 x 50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Linear bearing LM8UU</text:p>
          </table:table-cell>
          <table:table-cell office:value-type="string">
            <text:p>8 x 15 x 24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GT2 Belt</text:p>
          </table:table-cell>
          <table:table-cell office:value-type="string">
            <text:p>16 x 116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GT2 Pulley (20 teeth)</text:p>
          </table:table-cell>
          <table:table-cell office:value-type="string">
            <text:p>5 x 12.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608ZZ Ball-bearing</text:p>
          </table:table-cell>
          <table:table-cell office:value-type="string">
            <text:p>8 x 22 x 7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Motor Shaft Coupling 5mm - 8mm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ultimachine.com</text:p>
          </table:table-cell>
          <table:table-cell table:number-columns-repeated="2"/>
        </table:table-row>
        <table:table-row table:style-name="ro2">
          <table:table-cell office:value-type="string">
            <text:p>Threaded rods M5/M8/M10</text:p>
          </table:table-cell>
          <table:table-cell table:number-columns-repeated="4"/>
          <table:table-cell office:value-type="string">
            <text:p>Biltema</text:p>
          </table:table-cell>
          <table:table-cell table:number-columns-repeated="2"/>
        </table:table-row>
        <table:table-row table:style-name="ro2">
          <table:table-cell office:value-type="string">
            <text:p>Small ball-bearing (better idler?)</text:p>
          </table:table-cell>
          <table:table-cell office:value-type="string">
            <text:p>3 x 8 x 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RC Heli part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Build plate</text:p>
          </table:table-cell>
          <table:table-cell table:number-columns-repeated="7"/>
        </table:table-row>
        <table:table-row table:style-name="ro2">
          <table:table-cell office:value-type="string">
            <text:p>Paper Clips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Heatbed MK2a PCB</text:p>
          </table:table-cell>
          <table:table-cell office:value-type="string">
            <text:p>214 x 21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Glass plate</text:p>
          </table:table-cell>
          <table:table-cell office:value-type="string">
            <text:p>200 x 200 x 1.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rotoprint.no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Hot-end A</text:p>
          </table:table-cell>
          <table:table-cell table:number-columns-repeated="7"/>
        </table:table-row>
        <table:table-row table:style-name="ro2">
          <table:table-cell office:value-type="string">
            <text:p>J-Head Mk 0.4mm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PTFE tube for 1.75mm</text:p>
          </table:table-cell>
          <table:table-cell table:number-columns-repeated="4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PTFE tube for 3mm</text:p>
          </table:table-cell>
          <table:table-cell table:number-columns-repeated="4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12/40W Heater</text:p>
          </table:table-cell>
          <table:table-cell table:number-columns-repeated="4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100k thermistor</text:p>
          </table:table-cell>
          <table:table-cell table:number-columns-repeated="4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Alu. mounting plate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protoprint.no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Hot-end B</text:p>
          </table:table-cell>
          <table:table-cell table:number-columns-repeated="7"/>
        </table:table-row>
        <table:table-row table:style-name="ro2">
          <table:table-cell table:style-name="ce2" office:value-type="string">
            <text:p>BigHead Nozzle 0.35mm</text:p>
          </table:table-cell>
          <table:table-cell table:number-columns-repeated="4"/>
          <table:table-cell office:value-type="string">
            <text:p>ultimachine.co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6 Heater Barrel 36mm</text:p>
          </table:table-cell>
          <table:table-cell table:number-columns-repeated="4"/>
          <table:table-cell office:value-type="string">
            <text:p>ultimachine.co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V3 PEEK/PTFE Hybrid GrooveMount Insulator for 1.75mm Filament</text:p>
          </table:table-cell>
          <table:table-cell table:number-columns-repeated="4"/>
          <table:table-cell office:value-type="string">
            <text:p>ultimachine.co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Wade Nema 17 Extruder Wooden Mounts (includes 2 mounts)</text:p>
          </table:table-cell>
          <table:table-cell table:number-columns-repeated="4"/>
          <table:table-cell office:value-type="string">
            <text:p>ultimachine.com</text:p>
          </table:table-cell>
          <table:table-cell table:number-columns-repeated="2"/>
        </table:table-row>
        <table:table-row table:style-name="ro2">
          <table:table-cell office:value-type="string">
            <text:p>Thermistor 100K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ultimachine.com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Cold-end</text:p>
          </table:table-cell>
          <table:table-cell table:number-columns-repeated="7"/>
        </table:table-row>
        <table:table-row table:style-name="ro2">
          <table:table-cell office:value-type="string">
            <text:p>Hobbed bolt M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protoprint.no</text:p>
          </table:table-cell>
          <table:table-cell table:number-columns-repeated="2"/>
        </table:table-row>
        <table:table-row table:style-name="ro2">
          <table:table-cell office:value-type="string">
            <text:p>Greg's Wade extruder for Prusa i3</text:p>
          </table:table-cell>
          <table:table-cell office:value-type="string">
            <text:p>30mm carriage, J-Hea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RINTED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Electronics</text:p>
          </table:table-cell>
          <table:table-cell table:number-columns-repeated="7"/>
        </table:table-row>
        <table:table-row table:style-name="ro2">
          <table:table-cell office:value-type="string">
            <text:p>Kysan 1124090 Stepper Motor</text:p>
          </table:table-cell>
          <table:table-cell office:value-type="string">
            <text:p>NEMA1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ultimachine.com</text:p>
          </table:table-cell>
          <table:table-cell table:number-columns-repeated="2"/>
        </table:table-row>
        <table:table-row table:style-name="ro2">
          <table:table-cell office:value-type="string">
            <text:p>Arduino Mega 2560 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ultimachine.com</text:p>
          </table:table-cell>
          <table:table-cell table:number-columns-repeated="2"/>
        </table:table-row>
        <table:table-row table:style-name="ro2">
          <table:table-cell office:value-type="string">
            <text:p>RAMPS 1.4 Shield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ultimachine.com</text:p>
          </table:table-cell>
          <table:table-cell table:number-columns-repeated="2"/>
        </table:table-row>
        <table:table-row table:style-name="ro2">
          <table:table-cell office:value-type="string">
            <text:p>Pololu Stepper Drivers w/ heatsinks </text:p>
          </table:table-cell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 office:value-type="string">
            <text:p>Optical Endstop</text:p>
          </table:table-cell>
          <table:table-cell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Plywood (12mm)</text:p>
          </table:table-cell>
          <table:table-cell table:number-columns-repeated="7"/>
        </table:table-row>
        <table:table-row table:style-name="ro1">
          <table:table-cell office:value-type="string">
            <text:p>Frame</text:p>
          </table:table-cell>
          <table:table-cell office:value-type="string">
            <text:p>450 x 10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Frame</text:p>
          </table:table-cell>
          <table:table-cell office:value-type="string">
            <text:p>475 x 1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latform</text:p>
          </table:table-cell>
          <table:table-cell office:value-type="string">
            <text:p>230 x 23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Other</text:p>
          </table:table-cell>
          <table:table-cell table:number-columns-repeated="7"/>
        </table:table-row>
        <table:table-row table:style-name="ro2">
          <table:table-cell office:value-type="string">
            <text:p>Ceramic insulation tape</text:p>
          </table:table-cell>
          <table:table-cell office:value-type="string">
            <text:p>300 x 2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ultimachine.com</text:p>
          </table:table-cell>
          <table:table-cell table:number-columns-repeated="2"/>
        </table:table-row>
        <table:table-row table:style-name="ro2">
          <table:table-cell office:value-type="string">
            <text:p>PTFE grease</text:p>
          </table:table-cell>
          <table:table-cell table:number-columns-repeated="4"/>
          <table:table-cell office:value-type="string">
            <text:p>Biltema</text:p>
          </table:table-cell>
          <table:table-cell table:number-columns-repeated="2"/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/00/0000</text:date>, <text:time style:data-style-name="N2" text:time-value="0000-00-00T22:35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11:08:10.84</meta:creation-date>
    <dc:date>2013-06-18T23:57:55</dc:date>
    <meta:editing-duration>PT2H38M49S</meta:editing-duration>
    <meta:editing-cycles>8</meta:editing-cycles>
    <meta:generator>LibreOffice/4.0.2.2$Linux_X86_64 LibreOffice_project/400m0$Build-2</meta:generator>
    <dc:creator>Franck Fleurey</dc:creator>
    <meta:document-statistic meta:table-count="3" meta:cell-count="112" meta:object-count="0"/>
  </office:meta>
</office:document-meta>
</file>